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2">00/00/0000</text:date>, <text:time style:data-style-name="N2" text:time-value="09:24:13.30374255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02T16:06:10.203584708</dc:date>
    <meta:editing-cycles>225</meta:editing-cycles>
    <meta:editing-duration>P9DT11H18M26S</meta:editing-duration>
    <meta:generator>LibreOffice/6.4.4.2$Linux_X86_64 LibreOffice_project/40$Build-2</meta:generator>
    <meta:document-statistic meta:table-count="1" meta:cell-count="815" meta:object-count="0"/>
  </office:meta>
</office:document-meta>
</file>